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1">
      <style:text-properties officeooo:rsid="0001663e" officeooo:paragraph-rsid="0001663e"/>
    </style:style>
    <style:style style:name="P3" style:family="paragraph" style:parent-style-name="Heading_20_2">
      <style:text-properties officeooo:rsid="0001663e" officeooo:paragraph-rsid="0001663e"/>
    </style:style>
    <style:style style:name="P4" style:family="paragraph" style:parent-style-name="Heading_20_2">
      <style:text-properties officeooo:rsid="0002a763" officeooo:paragraph-rsid="0002a763"/>
    </style:style>
    <style:style style:name="P5" style:family="paragraph" style:parent-style-name="Heading_20_2">
      <style:text-properties officeooo:rsid="0005b875" officeooo:paragraph-rsid="0005b875"/>
    </style:style>
    <style:style style:name="P6" style:family="paragraph" style:parent-style-name="Heading_20_2">
      <style:text-properties officeooo:rsid="00068e68" officeooo:paragraph-rsid="00068e68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fo:font-style="italic" officeooo:rsid="00068e68" officeooo:paragraph-rsid="00068e68" style:font-style-asian="italic" style:font-style-complex="italic"/>
    </style:style>
    <style:style style:name="P15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16" style:family="paragraph" style:parent-style-name="Text_20_body" style:list-style-name="L7">
      <style:text-properties fo:font-style="italic" officeooo:rsid="00088a43" officeooo:paragraph-rsid="000feb3d" style:font-style-asian="italic" style:font-style-complex="italic"/>
    </style:style>
    <style:style style:name="P17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18" style:family="paragraph" style:parent-style-name="Text_20_body" style:list-style-name="L6">
      <style:text-properties fo:font-style="italic" officeooo:rsid="000c2793" officeooo:paragraph-rsid="000c2793" style:font-style-asian="italic" style:font-style-complex="italic"/>
    </style:style>
    <style:style style:name="P19" style:family="paragraph" style:parent-style-name="Text_20_body" style:list-style-name="L6">
      <style:text-properties fo:font-style="italic" officeooo:rsid="000c6b04" officeooo:paragraph-rsid="000c6b04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0996c0" officeooo:paragraph-rsid="000996c0" style:font-style-asian="italic" style:font-style-complex="italic"/>
    </style:style>
    <style:style style:name="P21" style:family="paragraph" style:parent-style-name="Text_20_body" style:list-style-name="L7">
      <style:text-properties fo:font-style="italic" officeooo:rsid="000996c0" officeooo:paragraph-rsid="0017612c" style:font-style-asian="italic" style:font-style-complex="italic"/>
    </style:style>
    <style:style style:name="P22" style:family="paragraph" style:parent-style-name="Text_20_body" style:list-style-name="L6">
      <style:text-properties fo:font-style="italic" officeooo:rsid="000eeff3" officeooo:paragraph-rsid="000eeff3" style:font-style-asian="italic" style:font-style-complex="italic"/>
    </style:style>
    <style:style style:name="P23" style:family="paragraph" style:parent-style-name="Text_20_body" style:list-style-name="L6">
      <style:text-properties fo:font-style="italic" officeooo:rsid="0011fb48" officeooo:paragraph-rsid="0011fb48" style:font-style-asian="italic" style:font-style-complex="italic"/>
    </style:style>
    <style:style style:name="P24" style:family="paragraph" style:parent-style-name="Text_20_body" style:list-style-name="L7">
      <style:text-properties fo:font-style="italic" officeooo:rsid="001aebee" officeooo:paragraph-rsid="001aebee" style:font-style-asian="italic" style:font-style-complex="italic"/>
    </style:style>
    <style:style style:name="P25" style:family="paragraph" style:parent-style-name="Text_20_body" style:list-style-name="L7">
      <style:text-properties fo:font-style="italic" officeooo:rsid="000aa2fc" officeooo:paragraph-rsid="000feb3d" style:font-style-asian="italic" style:font-style-complex="italic"/>
    </style:style>
    <style:style style:name="P26" style:family="paragraph" style:parent-style-name="Text_20_body" style:list-style-name="L7">
      <style:text-properties fo:font-style="italic" officeooo:rsid="000ab54f" officeooo:paragraph-rsid="000ab54f" style:font-style-asian="italic" style:font-style-complex="italic"/>
    </style:style>
    <style:style style:name="P27" style:family="paragraph" style:parent-style-name="Text_20_body" style:list-style-name="L7">
      <style:text-properties officeooo:rsid="000ab54f" officeooo:paragraph-rsid="000ab54f"/>
    </style:style>
    <style:style style:name="P28" style:family="paragraph" style:parent-style-name="Text_20_body" style:list-style-name="L7">
      <style:text-properties fo:font-style="normal" officeooo:rsid="001de849" officeooo:paragraph-rsid="001de849" style:font-style-asian="normal" style:font-style-complex="normal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3" text:outline-level="2">The Facility</text:h>
      <text:p text:style-name="P1">The facility is randomly generated by creating boxes, starting with long ones that will become corridors. Some stuff the player may find:</text:p>
      <text:list xml:id="list3779203159011971261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3" text:outline-level="2">Power Ups</text:h>
      <text:p text:style-name="P1">Each type of power up is found on an enemy that has it.</text:p>
      <text:list xml:id="list3936904378762172472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3" text:outline-level="2">Goals</text:h>
      <text:list xml:id="list57549947924987452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4" text:outline-level="2">Room Types</text:h>
      <text:list xml:id="list5363979271589580324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5" text:outline-level="2">Bot Quotes</text:h>
      <text:list xml:id="list6905649935275390953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6" text:outline-level="2">TODO</text:h>
      <text:h text:style-name="P7" text:outline-level="3">Tonight</text:h>
      <text:list xml:id="list5507994798095702256" text:style-name="L6">
        <text:list-item>
          <text:p text:style-name="P14">Title screen, robot recycler</text:p>
        </text:list-item>
        <text:list-item>
          <text:p text:style-name="P15">Central computer</text:p>
        </text:list-item>
        <text:list-item>
          <text:p text:style-name="P15">Killbots</text:p>
        </text:list-item>
        <text:list-item>
          <text:p text:style-name="P15">Pickup of killbots' weapon</text:p>
        </text:list-item>
        <text:list-item>
          <text:p text:style-name="P17">Macebots</text:p>
        </text:list-item>
        <text:list-item>
          <text:p text:style-name="P17">Pickup of macebots' weapon</text:p>
        </text:list-item>
        <text:list-item>
          <text:p text:style-name="P15">Explosive barrels actually explode</text:p>
        </text:list-item>
        <text:list-item>
          <text:p text:style-name="P18">Final robot graphics</text:p>
        </text:list-item>
        <text:list-item>
          <text:p text:style-name="P19">Add ceiling 400cm up</text:p>
        </text:list-item>
        <text:list-item>
          <text:p text:style-name="P20">Oil barrels heal you</text:p>
        </text:list-item>
        <text:list-item>
          <text:p text:style-name="P22">Central computer graphics</text:p>
        </text:list-item>
        <text:list-item>
          <text:p text:style-name="P23">Enemy spawns</text:p>
        </text:list-item>
      </text:list>
      <text:h text:style-name="P8" text:outline-level="3">Tomorrow</text:h>
      <text:list xml:id="list246699879942552290" text:style-name="L7">
        <text:list-item>
          <text:p text:style-name="P24">Resolve pathing issue</text:p>
        </text:list-item>
        <text:list-item>
          <text:p text:style-name="P25">Dialog</text:p>
        </text:list-item>
        <text:list-item>
          <text:p text:style-name="P16">Win condition</text:p>
        </text:list-item>
        <text:list-item>
          <text:p text:style-name="P26">SFX</text:p>
        </text:list-item>
        <text:list-item>
          <text:p text:style-name="P21"><text:soft-page-break/>Crate, wall debris</text:p>
        </text:list-item>
        <text:list-item>
          <text:p text:style-name="P26">Spoken dialog</text:p>
        </text:list-item>
        <text:list-item>
          <text:p text:style-name="P26">Music</text:p>
        </text:list-item>
        <text:list-item>
          <text:p text:style-name="P28">Figure out why macebots don't spawn</text:p>
        </text:list-item>
        <text:list-item>
          <text:p text:style-name="P27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15:19:42.309000000</dc:date>
    <meta:editing-duration>PT11H39M4S</meta:editing-duration>
    <meta:editing-cycles>32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3" meta:word-count="390" meta:character-count="2118" meta:non-whitespace-character-count="1820"/>
  </office:meta>
</office:document-meta>
</file>